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retino" svg:font-family="Cretino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LM Roman Caps 10" svg:font-family="'LM Roman Caps 10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Header">
      <style:text-properties fo:language="en" fo:country="GB" officeooo:rsid="0024b81e" officeooo:paragraph-rsid="000ef5f1"/>
    </style:style>
    <style:style style:name="P3" style:family="paragraph" style:parent-style-name="Header">
      <style:text-properties fo:language="en" fo:country="GB" officeooo:rsid="000ef5f1" officeooo:paragraph-rsid="000ef5f1"/>
    </style:style>
    <style:style style:name="P4" style:family="paragraph" style:parent-style-name="Header">
      <style:text-properties fo:language="en" fo:country="GB" officeooo:rsid="00258bf8" officeooo:paragraph-rsid="000ef5f1"/>
    </style:style>
    <style:style style:name="P5" style:family="paragraph" style:parent-style-name="Header">
      <style:paragraph-properties fo:text-align="center" style:justify-single-word="false"/>
      <style:text-properties fo:language="en" fo:country="GB" officeooo:rsid="00285ca4" officeooo:paragraph-rsid="00285ca4"/>
    </style:style>
    <style:style style:name="P6" style:family="paragraph" style:parent-style-name="Header">
      <style:paragraph-properties fo:text-align="center" style:justify-single-word="false"/>
      <style:text-properties fo:language="en" fo:country="GB" officeooo:rsid="0028be22" officeooo:paragraph-rsid="0028be22"/>
    </style:style>
    <style:style style:name="P7" style:family="paragraph" style:parent-style-name="Header">
      <style:paragraph-properties fo:text-align="center" style:justify-single-word="false"/>
      <style:text-properties fo:language="en" fo:country="GB" officeooo:rsid="0030361a" officeooo:paragraph-rsid="0030361a"/>
    </style:style>
    <style:style style:name="P8" style:family="paragraph" style:parent-style-name="Header">
      <style:paragraph-properties fo:text-align="center" style:justify-single-word="false"/>
      <style:text-properties fo:language="en" fo:country="GB" officeooo:rsid="0048339c" officeooo:paragraph-rsid="0048339c"/>
    </style:style>
    <style:style style:name="P9" style:family="paragraph" style:parent-style-name="Header">
      <style:paragraph-properties fo:text-align="center" style:justify-single-word="false"/>
      <style:text-properties fo:language="en" fo:country="GB" fo:font-style="normal" officeooo:rsid="002be490" officeooo:paragraph-rsid="002be490" style:font-style-asian="normal" style:font-style-complex="normal"/>
    </style:style>
    <style:style style:name="P10" style:family="paragraph" style:parent-style-name="Header">
      <style:paragraph-properties fo:text-align="center" style:justify-single-word="false"/>
      <style:text-properties officeooo:rsid="0035cac4" officeooo:paragraph-rsid="0035cac4"/>
    </style:style>
    <style:style style:name="P11" style:family="paragraph" style:parent-style-name="Header">
      <style:paragraph-properties fo:text-align="center" style:justify-single-word="false"/>
      <style:text-properties officeooo:rsid="00370be1" officeooo:paragraph-rsid="00370be1"/>
    </style:style>
    <style:style style:name="P12" style:family="paragraph" style:parent-style-name="Header">
      <style:paragraph-properties fo:text-align="center" style:justify-single-word="false"/>
      <style:text-properties officeooo:rsid="0048339c" officeooo:paragraph-rsid="0048339c"/>
    </style:style>
    <style:style style:name="P13" style:family="paragraph" style:parent-style-name="Header">
      <style:paragraph-properties fo:text-align="center" style:justify-single-word="false"/>
      <style:text-properties officeooo:rsid="0064f81b" officeooo:paragraph-rsid="0064f81b"/>
    </style:style>
    <style:style style:name="P14" style:family="paragraph" style:parent-style-name="Footer">
      <style:text-properties fo:language="en" fo:country="GB"/>
    </style:style>
    <style:style style:name="P15" style:family="paragraph" style:parent-style-name="Footer">
      <style:text-properties fo:language="en" fo:country="GB" officeooo:rsid="001503ce" officeooo:paragraph-rsid="001503ce"/>
    </style:style>
    <style:style style:name="P16" style:family="paragraph" style:parent-style-name="Footer">
      <style:paragraph-properties fo:text-align="center" style:justify-single-word="false"/>
      <style:text-properties fo:language="en" fo:country="GB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er_20_left">
      <style:paragraph-properties fo:text-align="center" style:justify-single-word="false"/>
      <style:text-properties fo:language="en" fo:country="GB" fo:font-style="italic" officeooo:rsid="00285ca4" officeooo:paragraph-rsid="00285ca4" style:font-style-asian="italic" style:font-style-complex="italic"/>
    </style:style>
    <style:style style:name="P19" style:family="paragraph" style:parent-style-name="Header_20_left">
      <style:paragraph-properties fo:text-align="center" style:justify-single-word="false"/>
      <style:text-properties fo:language="en" fo:country="GB" fo:font-style="italic" officeooo:rsid="0028be22" officeooo:paragraph-rsid="0028be22" style:font-style-asian="italic" style:font-style-complex="italic"/>
    </style:style>
    <style:style style:name="P20" style:family="paragraph" style:parent-style-name="Header_20_left">
      <style:paragraph-properties fo:text-align="center" style:justify-single-word="false"/>
      <style:text-properties fo:language="en" fo:country="GB" fo:font-style="italic" officeooo:rsid="0030361a" officeooo:paragraph-rsid="0030361a" style:font-style-asian="italic" style:font-style-complex="italic"/>
    </style:style>
    <style:style style:name="P21" style:family="paragraph" style:parent-style-name="Header_20_left">
      <style:paragraph-properties fo:text-align="center" style:justify-single-word="false"/>
      <style:text-properties fo:language="en" fo:country="GB" fo:font-style="italic" officeooo:rsid="002f5226" officeooo:paragraph-rsid="002f5226" style:font-style-asian="italic" style:font-style-complex="italic"/>
    </style:style>
    <style:style style:name="P22" style:family="paragraph" style:parent-style-name="Header_20_left">
      <style:paragraph-properties fo:text-align="center" style:justify-single-word="false"/>
      <style:text-properties fo:language="en" fo:country="GB" fo:font-style="italic" officeooo:rsid="002be490" officeooo:paragraph-rsid="002be490" style:font-style-asian="italic" style:font-style-complex="italic"/>
    </style:style>
    <style:style style:name="P23" style:family="paragraph" style:parent-style-name="Header_20_left">
      <style:paragraph-properties fo:text-align="center" style:justify-single-word="false"/>
      <style:text-properties fo:font-style="italic" officeooo:rsid="0035cac4" officeooo:paragraph-rsid="0035cac4" style:font-style-asian="italic" style:font-style-complex="italic"/>
    </style:style>
    <style:style style:name="P24" style:family="paragraph" style:parent-style-name="Header_20_left">
      <style:paragraph-properties fo:text-align="center" style:justify-single-word="false"/>
      <style:text-properties fo:font-style="italic" officeooo:rsid="00370be1" officeooo:paragraph-rsid="00370be1" style:font-style-asian="italic" style:font-style-complex="italic"/>
    </style:style>
    <style:style style:name="P25" style:family="paragraph" style:parent-style-name="Header_20_left">
      <style:paragraph-properties fo:text-align="center" style:justify-single-word="false"/>
      <style:text-properties fo:font-style="italic" officeooo:rsid="0048339c" officeooo:paragraph-rsid="0048339c" style:font-style-asian="italic" style:font-style-complex="italic"/>
    </style:style>
    <style:style style:name="P26" style:family="paragraph" style:parent-style-name="Header_20_left">
      <style:paragraph-properties fo:text-align="center" style:justify-single-word="false"/>
      <style:text-properties fo:font-style="italic" officeooo:rsid="0064f81b" officeooo:paragraph-rsid="0064f81b" style:font-style-asian="italic" style:font-style-complex="italic"/>
    </style:style>
    <style:style style:name="P27" style:family="paragraph" style:parent-style-name="Standard">
      <style:paragraph-properties fo:text-align="center" style:justify-single-word="false" fo:break-before="page">
        <style:tab-stops>
          <style:tab-stop style:position="5.9063in"/>
        </style:tab-stops>
      </style:paragraph-properties>
      <style:text-properties style:font-name="Cretino" fo:font-size="60pt" fo:language="en" fo:country="GB" officeooo:rsid="0004422b" officeooo:paragraph-rsid="0004422b" style:font-size-asian="60pt" style:font-size-complex="60pt"/>
    </style:style>
    <style:style style:name="P28" style:family="paragraph" style:parent-style-name="Standard">
      <style:paragraph-properties fo:text-align="center" style:justify-single-word="false" fo:break-before="page">
        <style:tab-stops>
          <style:tab-stop style:position="5.9063in"/>
        </style:tab-stops>
      </style:paragraph-properties>
      <style:text-properties style:font-name="Gentium Book Basic" fo:language="en" fo:country="GB" officeooo:rsid="00188b4f" officeooo:paragraph-rsid="0017cfab" style:font-name-asian="Gentium Book Basic"/>
    </style:style>
    <style:style style:name="P29" style:family="paragraph" style:parent-style-name="Standard">
      <style:paragraph-properties fo:text-align="center" style:justify-single-word="false" fo:break-before="page">
        <style:tab-stops>
          <style:tab-stop style:position="5.9063in"/>
        </style:tab-stops>
      </style:paragraph-properties>
      <style:text-properties style:font-name="Gentium Book Basic" fo:language="en" fo:country="GB" officeooo:rsid="0004422b" officeooo:paragraph-rsid="0004422b" style:font-name-asian="Gentium Book Basic"/>
    </style:style>
    <style:style style:name="P30" style:family="paragraph" style:parent-style-name="Standard">
      <style:paragraph-properties fo:text-align="center" style:justify-single-word="false" fo:break-before="page">
        <style:tab-stops>
          <style:tab-stop style:position="5.9063in"/>
        </style:tab-stops>
      </style:paragraph-properties>
      <style:text-properties style:font-name="Gentium Book Basic" fo:language="en" fo:country="GB" style:text-underline-style="solid" style:text-underline-width="auto" style:text-underline-color="font-color" officeooo:rsid="0004422b" officeooo:paragraph-rsid="0004422b" style:font-name-asian="Gentium Book Basic"/>
    </style:style>
    <style:style style:name="P31" style:family="paragraph" style:parent-style-name="Standard">
      <style:paragraph-properties fo:text-align="center" style:justify-single-word="false" fo:break-before="page">
        <style:tab-stops>
          <style:tab-stop style:position="5.9063in"/>
        </style:tab-stops>
      </style:paragraph-properties>
      <style:text-properties style:font-name="Times New Roman" fo:font-size="12pt" fo:language="en" fo:country="GB" officeooo:rsid="00303bab" officeooo:paragraph-rsid="00303bab" style:font-size-asian="10.5pt" style:font-size-complex="12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officeooo:rsid="0017cfab" officeooo:paragraph-rsid="0017cfab" style:font-name-asian="Gentium Book Basic"/>
    </style:style>
    <style:style style:name="P33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officeooo:rsid="00188b4f" officeooo:paragraph-rsid="0017cfab" style:font-name-asian="Gentium Book Basic"/>
    </style:style>
    <style:style style:name="P34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officeooo:rsid="0004422b" officeooo:paragraph-rsid="0004422b" style:font-name-asian="Gentium Book Basic"/>
    </style:style>
    <style:style style:name="P35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fo:font-style="italic" style:text-underline-style="none" officeooo:rsid="00678e41" officeooo:paragraph-rsid="00678e41" style:font-name-asian="Gentium Book Basic" style:font-style-asian="italic" style:font-style-complex="italic"/>
    </style:style>
    <style:style style:name="P36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fo:font-style="normal" officeooo:rsid="00675f33" officeooo:paragraph-rsid="00675f33" style:font-name-asian="Gentium Book Basic" style:font-style-asian="normal" style:font-style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fo:font-style="normal" style:text-underline-style="none" officeooo:rsid="00678e41" officeooo:paragraph-rsid="00678e41" style:font-name-asian="Gentium Book Basic" style:font-style-asian="normal" style:font-style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fo:language="en" fo:country="GB" officeooo:rsid="0004422b" officeooo:paragraph-rsid="000ef5f1"/>
    </style:style>
    <style:style style:name="P39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fo:language="en" fo:country="GB" officeooo:rsid="0004422b" officeooo:paragraph-rsid="0004422b"/>
    </style:style>
    <style:style style:name="P40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fo:language="en" fo:country="GB" officeooo:rsid="001503ce" officeooo:paragraph-rsid="001503ce"/>
    </style:style>
    <style:style style:name="P41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LM Roman Caps 10" fo:language="en" fo:country="GB" officeooo:rsid="001503ce" officeooo:paragraph-rsid="0017cfab"/>
    </style:style>
    <style:style style:name="P42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LM Roman Caps 10" fo:language="en" fo:country="GB" officeooo:rsid="001503ce" officeooo:paragraph-rsid="001503ce"/>
    </style:style>
    <style:style style:name="P43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LM Roman Caps 10" fo:language="en" fo:country="GB" officeooo:rsid="0004422b" officeooo:paragraph-rsid="0004422b"/>
    </style:style>
    <style:style style:name="P44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LM Roman Caps 10" fo:language="en" fo:country="GB" officeooo:rsid="00675f33" officeooo:paragraph-rsid="00675f33"/>
    </style:style>
    <style:style style:name="P45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fo:font-size="8pt" fo:language="en" fo:country="GB" officeooo:rsid="0004422b" officeooo:paragraph-rsid="0004422b" style:font-size-asian="8pt" style:font-size-complex="8pt"/>
    </style:style>
    <style:style style:name="P46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fo:font-size="8pt" fo:language="en" fo:country="GB" officeooo:rsid="0017cfab" officeooo:paragraph-rsid="0017cfab" style:font-size-asian="8pt" style:font-size-complex="8pt"/>
    </style:style>
    <style:style style:name="P47" style:family="paragraph" style:parent-style-name="Standard">
      <style:paragraph-properties fo:text-align="center" style:justify-single-word="false">
        <style:tab-stops>
          <style:tab-stop style:position="5.9063in"/>
        </style:tab-stops>
      </style:paragraph-properties>
      <style:text-properties style:font-name="Gentium Book Basic" fo:language="en" fo:country="GB" officeooo:rsid="00188b4f" officeooo:paragraph-rsid="0017cfab" style:font-name-asian="Gentium Book Basic"/>
    </style:style>
    <style:style style:name="P48" style:family="paragraph" style:parent-style-name="Heading_20_1">
      <style:paragraph-properties fo:text-align="center" style:justify-single-word="false"/>
      <style:text-properties style:font-name="LM Roman Caps 10" fo:font-weight="normal" officeooo:rsid="00675f33" officeooo:paragraph-rsid="00675f33" style:font-weight-asian="normal" style:font-weight-complex="normal"/>
    </style:style>
    <style:style style:name="T1" style:family="text">
      <style:text-properties officeooo:rsid="0051c55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M Roman Caps 10"/>
    </style:style>
    <style:style style:name="T4" style:family="text">
      <style:text-properties style:font-name="LM Roman Caps 10" officeooo:rsid="0017cfab"/>
    </style:style>
    <style:style style:name="T5" style:family="text">
      <style:text-properties style:font-name="LM Roman Caps 10" officeooo:rsid="001ac4fb"/>
    </style:style>
    <style:style style:name="T6" style:family="text">
      <style:text-properties style:font-name="LM Roman Caps 10" officeooo:rsid="001e7da6"/>
    </style:style>
    <style:style style:name="T7" style:family="text">
      <style:text-properties officeooo:rsid="0017cfab"/>
    </style:style>
    <style:style style:name="T8" style:family="text">
      <style:text-properties officeooo:rsid="001ac4fb"/>
    </style:style>
    <style:style style:name="T9" style:family="text">
      <style:text-properties officeooo:rsid="00188b4f"/>
    </style:style>
    <style:style style:name="T10" style:family="text">
      <style:text-properties officeooo:rsid="00675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The Game of Kings</text:p>
      <text:p text:style-name="P31"/>
      <text:p text:style-name="P27">The Game of Kings</text:p>
      <text:p text:style-name="P41"><text:span text:style-name="T7">being a</text:span> NOVEL <text:span text:style-name="T7">about</text:span> <text:span text:style-name="T8">the</text:span> DEATH <text:span text:style-name="T7">of a</text:span> WORLD, </text:p>
      <text:p text:style-name="P41"><text:span text:style-name="T7">a</text:span> WAR <text:span text:style-name="T7">for</text:span> THE HOLY GRAIL, <text:span text:style-name="T7">and the</text:span> CONSEQUENCES INHERENT <text:span text:style-name="T7">in </text:span>ALL ACTIONS.</text:p>
      <text:p text:style-name="P42"/>
      <text:p text:style-name="P42">WRITTEN by THE AUTHOR who is styled ENDFALL, by their OWN HAND.</text:p>
      <text:p text:style-name="P42"/>
      <text:p text:style-name="P42">EPISODE the <text:span text:style-name="T10">SECOND</text:span></text:p>
      <text:p text:style-name="P43"/>
      <text:p text:style-name="P42">which is titled</text:p>
      <text:p text:style-name="P43"/>
      <text:p text:style-name="P44">PARADIGM MARCH</text:p>
      <text:p text:style-name="P43"/>
      <text:p text:style-name="P40"><text:span text:style-name="T4">wherein</text:span><text:span text:style-name="T3"> </text:span><text:span text:style-name="T6">a</text:span><text:span text:style-name="T3"> WORLD DIES, </text:span><text:span text:style-name="T4">a</text:span><text:span text:style-name="T3"> KING </text:span><text:span text:style-name="T4">is</text:span><text:span text:style-name="T3"> RESSURECTED </text:span><text:span text:style-name="T6">by PHILOSOPHIC SORCERY</text:span><text:span text:style-name="T3">, </text:span><text:span text:style-name="T4">the magus</text:span><text:span text:style-name="T3"> WAVER VELVET </text:span><text:span text:style-name="T4">is</text:span><text:span text:style-name="T3"> SPARED, </text:span><text:span text:style-name="T4">and</text:span><text:span text:style-name="T3"> </text:span><text:span text:style-name="T5">the</text:span><text:span text:style-name="T3"> </text:span><text:span text:style-name="T6">GREAT</text:span><text:span text:style-name="T3"> </text:span><text:span text:style-name="T5">god,</text:span><text:span text:style-name="T3"> IADABALAOTH, ESCAPES </text:span><text:span text:style-name="T4">from </text:span><text:span text:style-name="T3">HIS PRISON </text:span><text:span text:style-name="T4">to</text:span><text:span text:style-name="T3"> </text:span><text:span text:style-name="T4">wreak</text:span><text:span text:style-name="T3"> MISERY </text:span><text:span text:style-name="T4">and</text:span><text:span text:style-name="T3"> HAVOC </text:span><text:span text:style-name="T4">upon</text:span><text:span text:style-name="T3"> ALL MANKIND.</text:span></text:p>
      <text:p text:style-name="P39"/>
      <text:p text:style-name="P39"/>
      <text:p text:style-name="P45">A production of Studio END</text:p>
      <text:p text:style-name="P46">ODP 2011 CE</text:p>
      <text:p text:style-name="P46">London, France</text:p>
      <text:p text:style-name="P28">Acknowledgements.</text:p>
      <text:p text:style-name="P32"/>
      <text:p text:style-name="P33"/>
      <text:p text:style-name="P30">Author's Dedication</text:p>
      <text:p text:style-name="P3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For the Seventeenth.</text:p>
      <text:p text:style-name="P34"/>
      <text:p text:style-name="P34"/>
      <text:p text:style-name="P34"/>
      <text:p text:style-name="P29"/>
      <text:p text:style-name="P29"/>
      <text:p text:style-name="P34"/>
      <text:p text:style-name="P34"/>
      <text:p text:style-name="P29"/>
      <text:p text:style-name="P2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All things come full circle.</text:p>
      <text:p text:style-name="P2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48" text:outline-level="1">INTERMEZZ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retino" svg:font-family="Cretino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LM Roman Caps 10" svg:font-family="'LM Roman Caps 10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35in" style:type="center"/>
          <style:tab-stop style:position="4.7in" style:type="right"/>
        </style:tab-stops>
      </style:paragraph-properties>
      <style:text-properties style:font-name="Times New Roman1" fo:font-family="'Times New Roman'" style:font-style-name="Regular" style:font-family-generic="roman" style:font-pitch="variabl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35in" style:type="center"/>
          <style:tab-stop style:position="4.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3in" fo:margin-right="0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15%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35in" style:type="center"/>
          <style:tab-stop style:position="4.7in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2.35in" style:type="center"/>
          <style:tab-stop style:position="4.7in" style:type="right"/>
        </style:tab-stops>
      </style:paragraph-properties>
    </style:style>
    <style:style style:name="Header_20_right" style:display-name="Header right" style:family="paragraph" style:parent-style-name="Standard" style:next-style-name="Header_20_left" style:class="extra">
      <style:paragraph-properties text:number-lines="false" text:line-number="0">
        <style:tab-stops>
          <style:tab-stop style:position="2.35in" style:type="center"/>
          <style:tab-stop style:position="4.7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GB" officeooo:rsid="0024b81e" officeooo:paragraph-rsid="000ef5f1"/>
    </style:style>
    <style:style style:name="MP2" style:family="paragraph" style:parent-style-name="Header">
      <style:text-properties fo:language="en" fo:country="GB" officeooo:rsid="000ef5f1" officeooo:paragraph-rsid="000ef5f1"/>
    </style:style>
    <style:style style:name="MP3" style:family="paragraph" style:parent-style-name="Header">
      <style:text-properties fo:language="en" fo:country="GB" officeooo:rsid="00258bf8" officeooo:paragraph-rsid="000ef5f1"/>
    </style:style>
    <style:style style:name="MP4" style:family="paragraph" style:parent-style-name="Footer">
      <style:text-properties fo:language="en" fo:country="GB"/>
    </style:style>
    <style:style style:name="MP5" style:family="paragraph" style:parent-style-name="Footer">
      <style:text-properties fo:language="en" fo:country="GB" officeooo:rsid="001503ce" officeooo:paragraph-rsid="001503ce"/>
    </style:style>
    <style:style style:name="MP6" style:family="paragraph" style:parent-style-name="Header">
      <style:paragraph-properties fo:text-align="center" style:justify-single-word="false"/>
      <style:text-properties fo:language="en" fo:country="GB" officeooo:rsid="00285ca4" officeooo:paragraph-rsid="00285ca4"/>
    </style:style>
    <style:style style:name="MP7" style:family="paragraph" style:parent-style-name="Header_20_left">
      <style:paragraph-properties fo:text-align="center" style:justify-single-word="false"/>
      <style:text-properties fo:language="en" fo:country="GB" fo:font-style="italic" officeooo:rsid="00285ca4" officeooo:paragraph-rsid="00285ca4" style:font-style-asian="italic" style:font-style-complex="italic"/>
    </style:style>
    <style:style style:name="MP8" style:family="paragraph" style:parent-style-name="Footer">
      <style:paragraph-properties fo:text-align="center" style:justify-single-word="false"/>
      <style:text-properties fo:language="en" fo:country="GB"/>
    </style:style>
    <style:style style:name="MP9" style:family="paragraph" style:parent-style-name="Header">
      <style:paragraph-properties fo:text-align="center" style:justify-single-word="false"/>
      <style:text-properties fo:language="en" fo:country="GB" officeooo:rsid="0028be22" officeooo:paragraph-rsid="0028be22"/>
    </style:style>
    <style:style style:name="MP10" style:family="paragraph" style:parent-style-name="Header_20_left">
      <style:paragraph-properties fo:text-align="center" style:justify-single-word="false"/>
      <style:text-properties fo:language="en" fo:country="GB" fo:font-style="italic" officeooo:rsid="0028be22" officeooo:paragraph-rsid="0028be22" style:font-style-asian="italic" style:font-style-complex="italic"/>
    </style:style>
    <style:style style:name="MP11" style:family="paragraph" style:parent-style-name="Header">
      <style:paragraph-properties fo:text-align="center" style:justify-single-word="false"/>
      <style:text-properties fo:language="en" fo:country="GB" officeooo:rsid="0030361a" officeooo:paragraph-rsid="0030361a"/>
    </style:style>
    <style:style style:name="MP12" style:family="paragraph" style:parent-style-name="Header_20_left">
      <style:paragraph-properties fo:text-align="center" style:justify-single-word="false"/>
      <style:text-properties fo:language="en" fo:country="GB" fo:font-style="italic" officeooo:rsid="0030361a" officeooo:paragraph-rsid="0030361a" style:font-style-asian="italic" style:font-style-complex="italic"/>
    </style:style>
    <style:style style:name="MP13" style:family="paragraph" style:parent-style-name="Header">
      <style:paragraph-properties fo:text-align="center" style:justify-single-word="false"/>
      <style:text-properties fo:language="en" fo:country="GB" officeooo:rsid="0048339c" officeooo:paragraph-rsid="0048339c"/>
    </style:style>
    <style:style style:name="MP14" style:family="paragraph" style:parent-style-name="Header_20_left">
      <style:paragraph-properties fo:text-align="center" style:justify-single-word="false"/>
      <style:text-properties fo:language="en" fo:country="GB" fo:font-style="italic" officeooo:rsid="002f5226" officeooo:paragraph-rsid="002f5226" style:font-style-asian="italic" style:font-style-complex="italic"/>
    </style:style>
    <style:style style:name="MP15" style:family="paragraph" style:parent-style-name="Header">
      <style:paragraph-properties fo:text-align="center" style:justify-single-word="false"/>
      <style:text-properties fo:language="en" fo:country="GB" fo:font-style="normal" officeooo:rsid="002be490" officeooo:paragraph-rsid="002be490" style:font-style-asian="normal" style:font-style-complex="normal"/>
    </style:style>
    <style:style style:name="MP16" style:family="paragraph" style:parent-style-name="Header_20_left">
      <style:paragraph-properties fo:text-align="center" style:justify-single-word="false"/>
      <style:text-properties fo:language="en" fo:country="GB" fo:font-style="italic" officeooo:rsid="002be490" officeooo:paragraph-rsid="002be490" style:font-style-asian="italic" style:font-style-complex="italic"/>
    </style:style>
    <style:style style:name="MP17" style:family="paragraph" style:parent-style-name="Header">
      <style:paragraph-properties fo:text-align="center" style:justify-single-word="false"/>
      <style:text-properties officeooo:rsid="0035cac4" officeooo:paragraph-rsid="0035cac4"/>
    </style:style>
    <style:style style:name="MP18" style:family="paragraph" style:parent-style-name="Header_20_left">
      <style:paragraph-properties fo:text-align="center" style:justify-single-word="false"/>
      <style:text-properties fo:font-style="italic" officeooo:rsid="0035cac4" officeooo:paragraph-rsid="0035cac4" style:font-style-asian="italic" style:font-style-complex="italic"/>
    </style:style>
    <style:style style:name="MP19" style:family="paragraph" style:parent-style-name="Header">
      <style:paragraph-properties fo:text-align="center" style:justify-single-word="false"/>
      <style:text-properties officeooo:rsid="00370be1" officeooo:paragraph-rsid="00370be1"/>
    </style:style>
    <style:style style:name="MP20" style:family="paragraph" style:parent-style-name="Header_20_left">
      <style:paragraph-properties fo:text-align="center" style:justify-single-word="false"/>
      <style:text-properties fo:font-style="italic" officeooo:rsid="00370be1" officeooo:paragraph-rsid="00370be1" style:font-style-asian="italic" style:font-style-complex="italic"/>
    </style:style>
    <style:style style:name="MP21" style:family="paragraph" style:parent-style-name="Footer">
      <style:paragraph-properties fo:text-align="center" style:justify-single-word="false"/>
    </style:style>
    <style:style style:name="MP22" style:family="paragraph" style:parent-style-name="Header">
      <style:paragraph-properties fo:text-align="center" style:justify-single-word="false"/>
      <style:text-properties officeooo:rsid="0048339c" officeooo:paragraph-rsid="0048339c"/>
    </style:style>
    <style:style style:name="MP23" style:family="paragraph" style:parent-style-name="Header_20_left">
      <style:paragraph-properties fo:text-align="center" style:justify-single-word="false"/>
      <style:text-properties fo:font-style="italic" officeooo:rsid="0048339c" officeooo:paragraph-rsid="0048339c" style:font-style-asian="italic" style:font-style-complex="italic"/>
    </style:style>
    <style:style style:name="MP24" style:family="paragraph" style:parent-style-name="Header">
      <style:text-properties fo:language="en" fo:country="GB"/>
    </style:style>
    <style:style style:name="MP25" style:family="paragraph" style:parent-style-name="Header">
      <style:paragraph-properties fo:text-align="center" style:justify-single-word="false"/>
      <style:text-properties officeooo:rsid="0064f81b" officeooo:paragraph-rsid="0064f81b"/>
    </style:style>
    <style:style style:name="MP26" style:family="paragraph" style:parent-style-name="Header_20_left">
      <style:paragraph-properties fo:text-align="center" style:justify-single-word="false"/>
      <style:text-properties fo:font-style="italic" officeooo:rsid="0064f81b" officeooo:paragraph-rsid="0064f81b" style:font-style-asian="italic" style:font-style-complex="italic"/>
    </style:style>
    <style:style style:name="MT1" style:family="text">
      <style:text-properties officeooo:rsid="0051c55b"/>
    </style:style>
    <style:style style:name="MT2" style:family="text">
      <style:text-properties fo:font-style="italic" style:font-style-asian="italic" style:font-style-complex="italic"/>
    </style:style>
    <style:page-layout style:name="Mpm1" style:page-usage="mirrored">
      <style:page-layout-properties fo:page-width="6in" fo:page-height="9in" style:num-format="1" style:print-orientation="portrait" fo:margin-top="0.5098in" fo:margin-bottom="0.5098in" fo:margin-left="0.8in" fo:margin-right="0.5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 style:page-usage="left">
      <style:page-layout-properties fo:page-width="6in" fo:page-height="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6in" fo:page-height="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6in" fo:page-height="9in" style:num-format="1" style:print-orientation="portrait" fo:margin-top="0.5098in" fo:margin-bottom="0.5098in" fo:margin-left="0.8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 style:page-usage="mirrored">
      <style:page-layout-properties fo:page-width="6in" fo:page-height="9in" style:num-format="1" style:print-orientation="portrait" fo:margin-top="0.5098in" fo:margin-bottom="0.5098in" fo:margin-left="0.8in" fo:margin-right="0.5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 style:page-usage="mirrored">
      <style:page-layout-properties fo:page-width="6in" fo:page-height="9in" style:num-format="1" style:print-orientation="portrait" fo:margin-top="0.5098in" fo:margin-bottom="0.5098in" fo:margin-left="0.8in" fo:margin-right="0.5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7" style:page-usage="mirrored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in" fo:page-height="9in" style:num-format="1" style:print-orientation="portrait" fo:margin-top="0.5098in" fo:margin-bottom="0.5098in" fo:margin-left="0.8in" fo:margin-right="0.5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10">
      <style:page-layout-properties fo:page-width="6in" fo:page-height="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  <style:header-left>
        <text:p text:style-name="MP3"/>
      </style:header-left>
      <style:footer>
        <text:p text:style-name="MP4"/>
      </style:footer>
      <style:footer-first>
        <text:p text:style-name="MP5"/>
      </style:footer-first>
      <style:footer-left>
        <text:p text:style-name="MP4"/>
      </style:footer-left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Prologue_20_-_20_Omnis" style:display-name="Prologue - Omnis" style:page-layout-name="Mpm4">
      <style:header>
        <text:p text:style-name="MP6">OMNIA OMNIS</text:p>
      </style:header>
      <style:header-left>
        <text:p text:style-name="MP7">prologue</text:p>
      </style:header-left>
      <style:footer>
        <text:p text:style-name="MP8">- <text:page-number text:select-page="current" text:page-adjust="-12"/> -</text:p>
      </style:footer>
    </style:master-page>
    <style:master-page style:name="Main_20_-_20_Omnis" style:display-name="Main - Omnis" style:page-layout-name="Mpm5">
      <style:header>
        <text:p text:style-name="MP9">OMNIA OMNIS</text:p>
      </style:header>
      <style:header-left>
        <text:p text:style-name="MP10">Spiral of Awakening</text:p>
      </style:header-left>
      <style:footer>
        <text:p text:style-name="MP8">- <text:page-number text:select-page="current" text:page-adjust="-16"/> -</text:p>
      </style:footer>
    </style:master-page>
    <style:master-page style:name="Main_20_-_20_Waver_20_Velvet" style:display-name="Main - Waver Velvet" style:page-layout-name="Mpm5">
      <style:header>
        <text:p text:style-name="MP11">Waver Velvet</text:p>
      </style:header>
      <style:header-left>
        <text:p text:style-name="MP12">Spiral of Awakening</text:p>
      </style:header-left>
      <style:footer>
        <text:p text:style-name="MP8">- <text:page-number text:select-page="current" text:page-adjust="-16"/> -</text:p>
      </style:footer>
    </style:master-page>
    <style:master-page style:name="Main_20_-_20_Barthomeloi" style:display-name="Main - Barthomeloi" style:page-layout-name="Mpm4">
      <style:header>
        <text:p text:style-name="MP13">Barthomeloi Lorelei</text:p>
      </style:header>
      <style:header-left>
        <text:p text:style-name="MP14">Spiral of Awakening</text:p>
      </style:header-left>
      <style:footer>
        <text:p text:style-name="MP8">- <text:page-number text:select-page="current" text:page-adjust="-16"/> -</text:p>
      </style:footer>
    </style:master-page>
    <style:master-page style:name="Main_20_-_20_The_20_Director" style:display-name="Main - The Director" style:page-layout-name="Mpm6">
      <style:header>
        <text:p text:style-name="MP15">The Director</text:p>
      </style:header>
      <style:header-left>
        <text:p text:style-name="MP16">Spiral of Awakening</text:p>
      </style:header-left>
      <style:footer>
        <text:p text:style-name="MP8">- <text:page-number text:select-page="current" text:page-adjust="-16"/> -</text:p>
      </style:footer>
    </style:master-page>
    <style:master-page style:name="Main_20_-_20_Illyasviel" style:display-name="Main - Illyasviel" style:page-layout-name="Mpm4">
      <style:header>
        <text:p text:style-name="MP17">Illyasviel <text:span text:style-name="MT1">von Einzbern</text:span></text:p>
      </style:header>
      <style:header-left>
        <text:p text:style-name="MP18">Spiral of Awakening</text:p>
      </style:header-left>
      <style:footer>
        <text:p text:style-name="Footer"/>
      </style:footer>
    </style:master-page>
    <style:master-page style:name="Main_20_-_20_The_20_Spare" style:display-name="Main - The Spare" style:page-layout-name="Mpm5">
      <style:header>
        <text:p text:style-name="MP19">The Spare</text:p>
      </style:header>
      <style:header-left>
        <text:p text:style-name="MP20">Spiral of Awakening</text:p>
      </style:header-left>
      <style:footer>
        <text:p text:style-name="MP21">- <text:page-number text:select-page="current" text:page-adjust="-16"/> -</text:p>
      </style:footer>
    </style:master-page>
    <style:master-page style:name="Main_20_-_20_Matou_20_Shinji" style:display-name="Main - Matou Shinji" style:page-layout-name="Mpm5">
      <style:header>
        <text:p text:style-name="MP19">Matou Shinji</text:p>
      </style:header>
      <style:header-left>
        <text:p text:style-name="MP20">Spiral of Awakening</text:p>
      </style:header-left>
      <style:footer>
        <text:p text:style-name="Footer"/>
      </style:footer>
    </style:master-page>
    <style:master-page style:name="Main_20_-_20_Louvre" style:display-name="Main - Louvre" style:page-layout-name="Mpm5">
      <style:header>
        <text:p text:style-name="MP22">Louvre</text:p>
      </style:header>
      <style:header-left>
        <text:p text:style-name="MP23">Spiral of Awakening</text:p>
      </style:header-left>
      <style:footer>
        <text:p text:style-name="MP21">- <text:page-number text:select-page="current" text:page-adjust="-16"/> -</text:p>
      </style:footer>
    </style:master-page>
    <style:master-page style:name="Main_20_-_20_The_20_Red" style:display-name="Main - The Red" style:page-layout-name="Mpm7"/>
    <style:master-page style:name="Main_20_-_20_The_20_Unifying_20_Grey" style:display-name="Main - The Unifying Grey" style:page-layout-name="Mpm7"/>
    <style:master-page style:name="Interstitus" style:page-layout-name="Mpm4">
      <style:header>
        <text:p text:style-name="MP24"/>
      </style:header>
      <style:footer>
        <text:p text:style-name="MP4"/>
      </style:footer>
    </style:master-page>
    <style:master-page style:name="Appendice_20_A" style:display-name="Appendice A" style:page-layout-name="Mpm4">
      <style:header>
        <text:p text:style-name="Header"/>
      </style:header>
      <style:header-left>
        <text:p text:style-name="Header_20_left"/>
      </style:header-left>
      <style:footer>
        <text:p text:style-name="MP21">- <text:span text:style-name="MT2"><text:page-number style:num-format="i" text:select-page="current"/></text:span> -</text:p>
      </style:footer>
    </style:master-page>
    <style:master-page style:name="Appendice_20_B" style:display-name="Appendice B" style:page-layout-name="Mpm8"/>
    <style:master-page style:name="Appendice_20_C" style:display-name="Appendice C" style:page-layout-name="Mpm8"/>
    <style:master-page style:name="Main_20_-_20_Alaya_20_Oscurant" style:display-name="Main - Alaya Oscurant" style:page-layout-name="Mpm9">
      <style:header>
        <text:p text:style-name="MP22">The All without One</text:p>
      </style:header>
      <style:header-left>
        <text:p text:style-name="MP23">Spiral of Awakening</text:p>
      </style:header-left>
      <style:footer>
        <text:p text:style-name="MP21">- <text:page-number text:select-page="current" text:page-adjust="-16"/> -</text:p>
      </style:footer>
    </style:master-page>
    <style:master-page style:name="Endnote" style:page-layout-name="Mpm10"/>
    <style:master-page style:name="Main_20_-_20_Leika" style:display-name="Main - Leika" style:page-layout-name="Mpm5">
      <style:header>
        <text:p text:style-name="MP25">Leika</text:p>
      </style:header>
      <style:header-left>
        <text:p text:style-name="MP26">Spiral of Awakening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machina </meta:initial-creator>
    <meta:creation-date>2014-05-20T20:11:36.973951012</meta:creation-date>
    <meta:generator>LibreOffice/5.1.2.2$Windows_x86 LibreOffice_project/d3bf12ecb743fc0d20e0be0c58ca359301eb705f</meta:generator>
    <dc:date>2016-05-07T16:36:50.364000000</dc:date>
    <meta:editing-duration>P15DT20H32M12S</meta:editing-duration>
    <meta:editing-cycles>54</meta:editing-cycles>
    <meta:document-statistic meta:table-count="0" meta:image-count="0" meta:object-count="0" meta:page-count="11" meta:paragraph-count="48" meta:word-count="178" meta:character-count="976" meta:non-whitespace-character-count="836"/>
  </office:meta>
</office:document-meta>
</file>